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officeooo:paragraph-rsid="00099a05"/>
    </style:style>
    <style:style style:name="P3" style:family="paragraph" style:parent-style-name="Standard">
      <style:text-properties style:font-name="FreeMono" fo:font-weight="bold" officeooo:rsid="00099a05" officeooo:paragraph-rsid="00099a05" style:font-weight-asian="bold" style:font-weight-complex="bold"/>
    </style:style>
    <style:style style:name="P4" style:family="paragraph" style:parent-style-name="Standard">
      <style:text-properties style:font-name="FreeMono" fo:font-weight="bold" officeooo:rsid="000bb393" officeooo:paragraph-rsid="000bb393" style:font-weight-asian="bold" style:font-weight-complex="bold"/>
    </style:style>
    <style:style style:name="P5" style:family="paragraph" style:parent-style-name="Standard">
      <style:text-properties style:font-name="FreeMono" fo:font-weight="bold" officeooo:rsid="0019aa3e" officeooo:paragraph-rsid="0019aa3e" style:font-weight-asian="bold" style:font-weight-complex="bold"/>
    </style:style>
    <style:style style:name="P6" style:family="paragraph" style:parent-style-name="Standard">
      <style:text-properties style:font-name="FreeMono" fo:font-weight="normal" officeooo:rsid="00175929" officeooo:paragraph-rsid="00175929" style:font-weight-asian="normal" style:font-weight-complex="normal"/>
    </style:style>
    <style:style style:name="P7" style:family="paragraph" style:parent-style-name="Standard" style:list-style-name="L1">
      <style:text-properties style:font-name="FreeMono" officeooo:paragraph-rsid="00099a05"/>
    </style:style>
    <style:style style:name="P8" style:family="paragraph" style:parent-style-name="Standard" style:list-style-name="L2">
      <style:text-properties style:font-name="FreeMono"/>
    </style:style>
    <style:style style:name="P9" style:family="paragraph" style:parent-style-name="Standard" style:list-style-name="L3">
      <style:text-properties style:font-name="FreeMono" fo:font-weight="normal" officeooo:rsid="00099a05" officeooo:paragraph-rsid="00099a05" style:font-weight-asian="normal" style:font-weight-complex="normal"/>
    </style:style>
    <style:style style:name="P10" style:family="paragraph" style:parent-style-name="Standard" style:list-style-name="L4">
      <style:text-properties style:font-name="FreeMono" fo:font-weight="normal" officeooo:rsid="000bb393" officeooo:paragraph-rsid="0015a6d3" style:font-weight-asian="normal" style:font-weight-complex="normal"/>
    </style:style>
    <style:style style:name="P11" style:family="paragraph" style:parent-style-name="Standard" style:list-style-name="L4">
      <style:text-properties style:font-name="FreeMono" fo:font-weight="normal" officeooo:rsid="000dd85b" officeooo:paragraph-rsid="00175929" style:font-weight-asian="normal" style:font-weight-complex="normal"/>
    </style:style>
    <style:style style:name="P12" style:family="paragraph" style:parent-style-name="Standard" style:list-style-name="L4">
      <style:text-properties style:font-name="FreeMono" fo:font-weight="normal" officeooo:rsid="000dd85b" officeooo:paragraph-rsid="000dd85b" style:font-weight-asian="normal" style:font-weight-complex="normal"/>
    </style:style>
    <style:style style:name="P13" style:family="paragraph" style:parent-style-name="Standard" style:list-style-name="L4">
      <style:text-properties style:font-name="FreeMono" fo:font-weight="normal" officeooo:rsid="00147100" officeooo:paragraph-rsid="00175929" style:font-weight-asian="normal" style:font-weight-complex="normal"/>
    </style:style>
    <style:style style:name="P14" style:family="paragraph" style:parent-style-name="Standard" style:list-style-name="L4">
      <style:text-properties style:font-name="FreeMono" fo:font-weight="normal" officeooo:rsid="000faba8" officeooo:paragraph-rsid="000faba8" style:font-weight-asian="normal" style:font-weight-complex="normal"/>
    </style:style>
    <style:style style:name="P15" style:family="paragraph" style:parent-style-name="Standard" style:list-style-name="L4">
      <style:text-properties style:font-name="FreeMono" fo:font-weight="normal" officeooo:rsid="0015a6d3" officeooo:paragraph-rsid="0015a6d3" style:font-weight-asian="normal" style:font-weight-complex="normal"/>
    </style:style>
    <style:style style:name="P16" style:family="paragraph" style:parent-style-name="Standard" style:list-style-name="L4">
      <style:text-properties style:font-name="FreeMono" fo:font-weight="normal" officeooo:rsid="00175929" officeooo:paragraph-rsid="00175929" style:font-weight-asian="normal" style:font-weight-complex="normal"/>
    </style:style>
    <style:style style:name="P17" style:family="paragraph" style:parent-style-name="Standard" style:list-style-name="L5">
      <style:paragraph-properties fo:line-height="150%"/>
      <style:text-properties style:font-name="FreeMono" fo:font-weight="normal" officeooo:rsid="0019aa3e" officeooo:paragraph-rsid="0019aa3e" style:font-weight-asian="normal" style:font-weight-complex="normal"/>
    </style:style>
    <style:style style:name="P18" style:family="paragraph" style:parent-style-name="Standard" style:list-style-name="L3">
      <style:text-properties style:font-name="FreeMono"/>
    </style:style>
    <style:style style:name="P19" style:family="paragraph" style:parent-style-name="Standard" style:list-style-name="L4">
      <style:text-properties officeooo:paragraph-rsid="0015a6d3"/>
    </style:style>
    <style:style style:name="P20" style:family="paragraph" style:parent-style-name="Standard" style:list-style-name="L5">
      <style:text-properties officeooo:paragraph-rsid="0019aa3e"/>
    </style:style>
    <style:style style:name="P21" style:family="paragraph" style:parent-style-name="Standard" style:list-style-name="L5">
      <style:paragraph-properties fo:line-height="150%"/>
      <style:text-properties fo:font-weight="normal" officeooo:rsid="0019aa3e" officeooo:paragraph-rsid="0019aa3e" style:font-weight-asian="normal" style:font-weight-complex="normal"/>
    </style:style>
    <style:style style:name="P22" style:family="paragraph" style:parent-style-name="Standard">
      <style:paragraph-properties fo:line-height="150%"/>
      <style:text-properties fo:font-weight="normal" officeooo:rsid="001c42fc" officeooo:paragraph-rsid="001c42fc" style:font-weight-asian="normal" style:font-weight-complex="normal"/>
    </style:style>
    <style:style style:name="P23" style:family="paragraph" style:parent-style-name="Standard">
      <style:text-properties fo:font-variant="normal" fo:text-transform="none" fo:color="#232629" style:font-name="FreeMono" fo:font-size="12pt" fo:letter-spacing="normal" fo:font-style="normal" fo:font-weight="normal" officeooo:rsid="0019aa3e" officeooo:paragraph-rsid="0019aa3e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line-height="150%"/>
      <style:text-properties fo:font-variant="normal" fo:text-transform="none" fo:color="#232629" style:font-name="FreeMono" fo:font-size="12pt" fo:letter-spacing="normal" fo:font-style="normal" fo:font-weight="normal" officeooo:rsid="001c42fc" officeooo:paragraph-rsid="001c42f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232629" style:font-name="FreeMono" fo:font-size="12pt" fo:letter-spacing="normal" fo:font-style="normal" fo:font-weight="normal" officeooo:rsid="001ca39e" officeooo:paragraph-rsid="001ca39e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line-height="150%"/>
      <style:text-properties fo:font-variant="normal" fo:text-transform="none" fo:color="#232629" style:font-name="FreeMono" fo:font-size="12pt" fo:letter-spacing="normal" fo:font-style="normal" fo:font-weight="normal" officeooo:rsid="001ca39e" officeooo:paragraph-rsid="001ca39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232629" style:font-name="FreeMono" fo:font-size="12pt" fo:letter-spacing="normal" fo:font-style="normal" fo:font-weight="bold" officeooo:rsid="001c42fc" officeooo:paragraph-rsid="001c42f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/>
      <style:text-properties fo:font-variant="normal" fo:text-transform="none" fo:color="#232629" style:font-name="FreeMono" fo:font-size="12pt" fo:letter-spacing="normal" fo:font-style="normal" fo:font-weight="bold" officeooo:rsid="001ca39e" officeooo:paragraph-rsid="001ca39e" style:font-size-asian="12pt" style:font-weight-asian="bold" style:font-size-complex="12pt" style:font-weight-complex="bold"/>
    </style:style>
    <style:style style:name="P29" style:family="paragraph" style:parent-style-name="Standard" style:list-style-name="L6">
      <style:paragraph-properties fo:line-height="150%"/>
      <style:text-properties officeooo:paragraph-rsid="001fffe4"/>
    </style:style>
    <style:style style:name="P30" style:family="paragraph" style:parent-style-name="Standard">
      <style:paragraph-properties fo:line-height="150%"/>
      <style:text-properties officeooo:paragraph-rsid="001fffe4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99a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9a05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font-name="FreeMono"/>
    </style:style>
    <style:style style:name="T6" style:family="text">
      <style:text-properties style:font-name="FreeMono" fo:font-weight="normal" officeooo:rsid="000bb393" style:font-weight-asian="normal" style:font-weight-complex="normal"/>
    </style:style>
    <style:style style:name="T7" style:family="text">
      <style:text-properties style:font-name="FreeMono" fo:font-weight="normal" officeooo:rsid="0011ee3f" style:font-weight-asian="normal" style:font-weight-complex="normal"/>
    </style:style>
    <style:style style:name="T8" style:family="text">
      <style:text-properties style:font-name="FreeMono" fo:font-weight="normal" officeooo:rsid="0015a6d3" style:font-weight-asian="normal" style:font-weight-complex="normal"/>
    </style:style>
    <style:style style:name="T9" style:family="text">
      <style:text-properties style:font-name="FreeMono" fo:font-weight="bold" style:font-weight-asian="bold" style:font-weight-complex="bold"/>
    </style:style>
    <style:style style:name="T10" style:family="text">
      <style:text-properties style:font-name="FreeMono" fo:font-weight="bold" officeooo:rsid="0015a6d3" style:font-weight-asian="bold" style:font-weight-complex="bold"/>
    </style:style>
    <style:style style:name="T11" style:family="text">
      <style:text-properties style:font-name="FreeMono" fo:font-weight="bold" officeooo:rsid="0011ee3f" style:font-weight-asian="bold" style:font-weight-complex="bold"/>
    </style:style>
    <style:style style:name="T12" style:family="text">
      <style:text-properties style:font-name="FreeMono" fo:font-weight="bold" officeooo:rsid="0019aa3e" style:font-weight-asian="bold" style:font-weight-complex="bold"/>
    </style:style>
    <style:style style:name="T13" style:family="text">
      <style:text-properties style:font-name="FreeMono" fo:font-size="12pt" style:font-size-asian="12pt" style:font-size-complex="12pt"/>
    </style:style>
    <style:style style:name="T14" style:family="text">
      <style:text-properties fo:font-variant="normal" fo:text-transform="none" fo:color="#232629" style:font-name="FreeMono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232629" style:font-name="FreeMono" fo:font-size="12pt" fo:letter-spacing="normal" fo:font-style="normal" style:font-size-asian="12pt" style:font-size-complex="12pt" loext:padding="0cm" loext:border="none"/>
    </style:style>
    <style:style style:name="T16" style:family="text">
      <style:text-properties fo:font-variant="normal" fo:text-transform="none" fo:color="#232629" style:font-name="FreeMono" fo:font-size="12pt" fo:letter-spacing="normal" fo:font-style="normal" officeooo:rsid="001ca39e" style:font-size-asian="12pt" style:font-size-complex="12pt"/>
    </style:style>
    <style:style style:name="T17" style:family="text">
      <style:text-properties fo:font-variant="normal" fo:text-transform="none" fo:color="#232629" style:font-name="FreeMono" fo:font-size="12pt" fo:letter-spacing="normal" fo:font-style="normal" fo:font-weight="normal" officeooo:rsid="001fffe4" style:font-size-asian="12pt" style:font-weight-asian="normal" style:font-size-complex="12pt" style:font-weight-complex="normal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4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&gt; React is declarative and component based, components can be re-used.</text:p>
      <text:p text:style-name="P1"/>
      <text:p text:style-name="P1">-&gt; When "npm start" is run, "index.html" is rendered, then "index.js" is run.</text:p>
      <text:p text:style-name="P1"/>
      <text:p text:style-name="P2"><text:span text:style-name="T3">C</text:span><text:span text:style-name="T2">omponent</text:span><text:span text:style-name="T3">s </text:span></text:p>
      <text:list xml:id="list781014912" text:style-name="L1">
        <text:list-item>
          <text:p text:style-name="P7"><text:span text:style-name="T1">T</text:span>akes in props, and outputs the html(jsx). </text:p>
        </text:list-item>
        <text:list-item>
          <text:p text:style-name="P7">Types of components -</text:p>
        </text:list-item>
      </text:list>
      <text:list xml:id="list1689682022" text:style-name="L2">
        <text:list-item>
          <text:p text:style-name="P8">Functional (stateless, dumb) -&gt; Has got HOOKS support.</text:p>
        </text:list-item>
        <text:list-item>
          <text:p text:style-name="P8">Class based (stateful, smart) -&gt; Lifecycle hooks present within.</text:p>
        </text:list-item>
      </text:list>
      <text:p text:style-name="P1"/>
      <text:p text:style-name="P1">-&gt; Functional components avoid "this" and "state". Try to use functional components as much as possible.</text:p>
      <text:p text:style-name="P1"/>
      <text:p text:style-name="P3">Props</text:p>
      <text:list xml:id="list2938499604" text:style-name="L3">
        <text:list-item>
          <text:p text:style-name="P9">Props are immutable.</text:p>
        </text:list-item>
        <text:list-item>
          <text:p text:style-name="P18">In functional components, props are passed as parameters. In class components, props are accessed using "this.props.name".</text:p>
        </text:list-item>
      </text:list>
      <text:p text:style-name="P1"/>
      <text:p text:style-name="P4">States</text:p>
      <text:list xml:id="list1265643210" text:style-name="L4">
        <text:list-item>
          <text:p text:style-name="P19"><text:span text:style-name="T10">Why </text:span><text:span text:style-name="T11">use STATE? </text:span><text:span text:style-name="T7"><text:line-break/>-</text:span><text:span text:style-name="T8">&gt; Since</text:span><text:span text:style-name="T6"> props are immutable, </text:span><text:span text:style-name="T8">states are used to </text:span><text:span text:style-name="T6">maintain the data of </text:span><text:span text:style-name="T8">those</text:span><text:span text:style-name="T6"> components which may change over time.</text:span></text:p>
          <text:p text:style-name="P10"/>
        </text:list-item>
        <text:list-item>
          <text:p text:style-name="P11">State can only be modified by using “this.setState()” method, except in the constructor, where a state is initialised. </text:p>
          <text:list>
            <text:list-item>
              <text:p text:style-name="P13">If setState() isn’t used and the state is modified directly, React will not re-render the component.</text:p>
            </text:list-item>
          </text:list>
          <text:p text:style-name="P12"/>
        </text:list-item>
        <text:list-item>
          <text:p text:style-name="P14">The setState is asynchronous, therefore it accepts a callback as it’s 2<text:span text:style-name="T4">nd</text:span> argument to use the new state (if any).</text:p>
          <text:p text:style-name="P15"/>
        </text:list-item>
        <text:list-item>
          <text:p text:style-name="P16">React may club consecutive calls to setState() for better performance. </text:p>
          <text:list>
            <text:list-item>
              <text:p text:style-name="P16">To avoid this and update the state strictly based on the previous state, pass in a callback function (with a previousState object as an argument) to the setState() function instead of the state object.</text:p>
            </text:list-item>
          </text:list>
        </text:list-item>
      </text:list>
      <text:p text:style-name="P6"/>
      <text:p text:style-name="P6"/>
      <text:p text:style-name="P5">“this” keyword in Javascript</text:p>
      <text:list xml:id="list3009928218" text:style-name="L5">
        <text:list-item>
          <text:p text:style-name="P20"><text:a xlink:type="simple" xlink:href="https://stackoverflow.com/a/20279485" text:style-name="Internet_20_link" text:visited-style-name="Visited_20_Internet_20_Link"><text:span text:style-name="T12">https://stackoverflow.com/a/20279485</text:span></text:a></text:p>
        </text:list-item>
        <text:list-item>
          <text:p text:style-name="P17">How to rescue “this” for our purpose - </text:p>
          <text:list>
            <text:list-item>
              <text:p text:style-name="P17">Use arrow functions.</text:p>
            </text:list-item>
            <text:list-item>
              <text:p text:style-name="P21"><text:span text:style-name="T9">Bind</text:span><text:span text:style-name="T5"> the function with “this”. </text:span></text:p>
            </text:list-item>
            <text:list-item>
              <text:p text:style-name="P21"><text:span text:style-name="T5">Use</text:span><text:span text:style-name="T13"> an alias to “this” (for e.g. self = this).</text:span></text:p>
            </text:list-item>
            <text:list-item>
              <text:p text:style-name="P21"><text:span text:style-name="T14">Some functions/methods which accept callbacks also accept a value to which the callback's </text:span><text:span text:style-name="Source_20_Text"><text:span text:style-name="T15">this </text:span></text:span><text:span text:style-name="T14">should refer to (for e.g. Array.map()).</text:span></text:p>
            </text:list-item>
          </text:list>
        </text:list-item>
      </text:list>
      <text:p text:style-name="P23"/>
      <text:p text:style-name="P27">Binding Event Handlers</text:p>
      <text:p text:style-name="P22"><text:span text:style-name="T14">First </text:span><text:span text:style-name="T16">2 approaches are not recommended when nested components are present due to re-rendering latency.</text:span></text:p>
      <text:list xml:id="list1165462556" text:style-name="L6">
        <text:list-item>
          <text:p text:style-name="P24"><text:soft-page-break/>&lt;button onClick={this.clickHandler.bind(this)}&gt;</text:p>
        </text:list-item>
        <text:list-item>
          <text:p text:style-name="P24">&lt;button onClick={()=&gt;this.clickHandler()}&gt;</text:p>
        </text:list-item>
      </text:list>
      <text:p text:style-name="P28">Recommended approaches</text:p>
      <text:list xml:id="list121405748019199" text:continue-numbering="true" text:style-name="L6">
        <text:list-item>
          <text:p text:style-name="P26">Bind inside the constructor</text:p>
        </text:list-item>
      </text:list>
      <text:p text:style-name="P25"><draw:frame text:anchor-type="paragraph" draw:z-index="0" draw:name="Shape1" draw:style-name="gr2" draw:text-style-name="P32" svg:width="12.965cm" svg:height="2.236cm" svg:x="2.533cm" svg:y="0.231cm"><draw:text-box><text:p>constructor(props){</text:p><text:p><text:tab/>super(props);</text:p><text:p><text:tab/>this.clickHandler = this.clickHandler.bind(this)</text:p><text:p>}</text:p></draw:text-box></draw:frame></text:p>
      <text:p text:style-name="P25"/>
      <text:p text:style-name="P25"/>
      <text:p text:style-name="P25"/>
      <text:list xml:id="list121405856777211" text:continue-numbering="true" text:style-name="L6">
        <text:list-item>
          <text:p text:style-name="P29"><text:span text:style-name="T17">Define clickHandler as an arrow function</text:span></text:p>
          <text:p text:style-name="P29"><draw:frame text:anchor-type="paragraph" draw:z-index="1" draw:name="Shape2" draw:style-name="gr1" draw:text-style-name="P31" svg:width="12.701cm" svg:height="2.479cm" svg:x="1.836cm" svg:y="0.203cm"><draw:text-box><text:p>ClickHandler = () =&gt; {</text:p><text:p><text:tab/>this.setState({</text:p><text:p><text:tab/><text:tab/><text:tab/>message: “hello”;</text:p><text:p><text:tab/>})</text:p><text:p>}</text:p></draw:text-box></draw:frame><text:span text:style-name="T17"><text:tab/></text:span></text:p>
        </text:list-item>
      </text:list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  <text:p text:style-name="P30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13:42:17.023933110</meta:creation-date>
    <dc:date>2023-02-14T12:03:48.920959879</dc:date>
    <meta:editing-duration>P1DT21H36M26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321" meta:character-count="2000" meta:non-whitespace-character-count="1728"/>
  </office:meta>
</office:document-meta>
</file>